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4.23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215" table:style-name="ta1">
        <table:shapes>
          <draw:frame draw:z-index="0" draw:style-name="gr1" draw:text-style-name="P1" svg:width="159.99mm" svg:height="89.99mm" svg:x="125.73mm" svg:y="1mm">
            <loext:p draw:notify-on-update-of-ranges="test215.G1:test215.G1 test215.G2:test215.G11 test215.C1:test215.C1 test215.C2:test215.C11 test215.G1:test215.G1 test215.G2:test215.G11 test215.D1:test215.D1 test215.D2:test215.D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20:07</text:p>
          </table:table-cell>
          <table:table-cell office:value-type="float" office:value="0.058748" calcext:value-type="float">
            <text:p>0.058748</text:p>
          </table:table-cell>
          <table:table-cell office:value-type="float" office:value="0.006056" calcext:value-type="float">
            <text:p>0.006056</text:p>
          </table:table-cell>
          <table:table-cell office:value-type="float" office:value="0" calcext:value-type="float">
            <text:p>0</text:p>
          </table:table-cell>
          <table:table-cell office:value-type="float" office:value="141184" calcext:value-type="float">
            <text:p>14118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20:08</text:p>
          </table:table-cell>
          <table:table-cell office:value-type="float" office:value="0.030108" calcext:value-type="float">
            <text:p>0.030108</text:p>
          </table:table-cell>
          <table:table-cell office:value-type="float" office:value="0.006831" calcext:value-type="float">
            <text:p>0.006831</text:p>
          </table:table-cell>
          <table:table-cell office:value-type="float" office:value="0" calcext:value-type="float">
            <text:p>0</text:p>
          </table:table-cell>
          <table:table-cell office:value-type="float" office:value="159027" calcext:value-type="float">
            <text:p>159027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20:09</text:p>
          </table:table-cell>
          <table:table-cell office:value-type="float" office:value="0.041728" calcext:value-type="float">
            <text:p>0.041728</text:p>
          </table:table-cell>
          <table:table-cell office:value-type="float" office:value="0.004963" calcext:value-type="float">
            <text:p>0.004963</text:p>
          </table:table-cell>
          <table:table-cell office:value-type="float" office:value="0" calcext:value-type="float">
            <text:p>0</text:p>
          </table:table-cell>
          <table:table-cell office:value-type="float" office:value="123579" calcext:value-type="float">
            <text:p>123579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20:10</text:p>
          </table:table-cell>
          <table:table-cell office:value-type="float" office:value="0.011794" calcext:value-type="float">
            <text:p>0.011794</text:p>
          </table:table-cell>
          <table:table-cell office:value-type="float" office:value="0.006491" calcext:value-type="float">
            <text:p>0.006491</text:p>
          </table:table-cell>
          <table:table-cell office:value-type="float" office:value="0" calcext:value-type="float">
            <text:p>0</text:p>
          </table:table-cell>
          <table:table-cell office:value-type="float" office:value="159692" calcext:value-type="float">
            <text:p>159692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20:11</text:p>
          </table:table-cell>
          <table:table-cell office:value-type="float" office:value="0.013786" calcext:value-type="float">
            <text:p>0.013786</text:p>
          </table:table-cell>
          <table:table-cell office:value-type="float" office:value="0.006062" calcext:value-type="float">
            <text:p>0.006062</text:p>
          </table:table-cell>
          <table:table-cell office:value-type="float" office:value="0" calcext:value-type="float">
            <text:p>0</text:p>
          </table:table-cell>
          <table:table-cell office:value-type="float" office:value="151120" calcext:value-type="float">
            <text:p>151120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20:12</text:p>
          </table:table-cell>
          <table:table-cell office:value-type="float" office:value="0.033249" calcext:value-type="float">
            <text:p>0.033249</text:p>
          </table:table-cell>
          <table:table-cell office:value-type="float" office:value="0.005026" calcext:value-type="float">
            <text:p>0.005026</text:p>
          </table:table-cell>
          <table:table-cell office:value-type="float" office:value="0" calcext:value-type="float">
            <text:p>0</text:p>
          </table:table-cell>
          <table:table-cell office:value-type="float" office:value="122478" calcext:value-type="float">
            <text:p>122478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20:13</text:p>
          </table:table-cell>
          <table:table-cell office:value-type="float" office:value="0.008905" calcext:value-type="float">
            <text:p>0.008905</text:p>
          </table:table-cell>
          <table:table-cell office:value-type="float" office:value="0.006331" calcext:value-type="float">
            <text:p>0.006331</text:p>
          </table:table-cell>
          <table:table-cell office:value-type="float" office:value="0" calcext:value-type="float">
            <text:p>0</text:p>
          </table:table-cell>
          <table:table-cell office:value-type="float" office:value="163328" calcext:value-type="float">
            <text:p>163328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20:14</text:p>
          </table:table-cell>
          <table:table-cell office:value-type="float" office:value="0.017433" calcext:value-type="float">
            <text:p>0.017433</text:p>
          </table:table-cell>
          <table:table-cell office:value-type="float" office:value="0.006922" calcext:value-type="float">
            <text:p>0.006922</text:p>
          </table:table-cell>
          <table:table-cell office:value-type="float" office:value="0" calcext:value-type="float">
            <text:p>0</text:p>
          </table:table-cell>
          <table:table-cell office:value-type="float" office:value="170560" calcext:value-type="float">
            <text:p>17056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20:15</text:p>
          </table:table-cell>
          <table:table-cell office:value-type="float" office:value="0.028947" calcext:value-type="float">
            <text:p>0.028947</text:p>
          </table:table-cell>
          <table:table-cell office:value-type="float" office:value="0.005742" calcext:value-type="float">
            <text:p>0.005742</text:p>
          </table:table-cell>
          <table:table-cell office:value-type="float" office:value="0" calcext:value-type="float">
            <text:p>0</text:p>
          </table:table-cell>
          <table:table-cell office:value-type="float" office:value="134926" calcext:value-type="float">
            <text:p>13492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20:16</text:p>
          </table:table-cell>
          <table:table-cell office:value-type="float" office:value="0.025186" calcext:value-type="float">
            <text:p>0.025186</text:p>
          </table:table-cell>
          <table:table-cell office:value-type="float" office:value="0.007768" calcext:value-type="float">
            <text:p>0.007768</text:p>
          </table:table-cell>
          <table:table-cell office:value-type="float" office:value="0" calcext:value-type="float">
            <text:p>0</text:p>
          </table:table-cell>
          <table:table-cell office:value-type="float" office:value="180083" calcext:value-type="float">
            <text:p>180083</text:p>
          </table:table-cell>
          <table:table-cell office:value-type="float" office:value="399" calcext:value-type="float">
            <text:p>3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13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3T10:22:15.272419435</dc:date>
    <meta:editing-duration>PT35S</meta:editing-duration>
    <meta:editing-cycles>1</meta:editing-cycles>
    <meta:document-statistic meta:table-count="1" meta:cell-count="77" meta:object-count="1"/>
    <meta:generator>LibreOffice/5.4.0.3$Linux_X86_64 LibreOffice_project/7556cbc6811c9d992f4064ab9287069087d7f62c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2 0 1" chart:style-name="ch1">
        <chart:legend chart:legend-position="end" svg:x="14.001cm" svg:y="4.005cm" style:legend-expansion="high" chart:style-name="ch2"/>
        <chart:plot-area chart:style-name="ch3" table:cell-range-address="test215.G1:test215.G11 test215.C1:test215.D11" chart:data-source-has-labels="row" svg:x="0.32cm" svg:y="0.18cm" svg:width="13.361cm" svg:height="8.64cm">
          <chartooo:coordinate-region svg:x="1.232cm" svg:y="0.353cm" svg:width="12.169cm" svg:height="7.8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215.C2:test215.C11" chart:label-cell-address="test215.C1:test215.C1" chart:class="chart:scatter">
            <chart:domain table:cell-range-address="test215.G2:test215.G11"/>
            <chart:data-point chart:repeated="10"/>
          </chart:series>
          <chart:series chart:style-name="ch7" chart:values-cell-range-address="test215.D2:test215.D11" chart:label-cell-address="test215.D1:test215.D1" chart:class="chart:scatte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</text:p>
                <draw:g>
                  <svg:desc>test215.C1:test215.C1</svg:desc>
                </draw:g>
              </table:table-cell>
              <table:table-cell office:value-type="string">
                <text:p>xfertime</text:p>
                <draw:g>
                  <svg:desc>test215.D1:test215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3">
                <text:p>153</text:p>
                <draw:g>
                  <svg:desc>test215.G2:test215.G11</svg:desc>
                </draw:g>
              </table:table-cell>
              <table:table-cell office:value-type="float" office:value="0.058748">
                <text:p>0.058748</text:p>
                <draw:g>
                  <svg:desc>test215.C2:test215.C11</svg:desc>
                </draw:g>
              </table:table-cell>
              <table:table-cell office:value-type="float" office:value="0.006056">
                <text:p>0.006056</text:p>
                <draw:g>
                  <svg:desc>test215.D2:test215.D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8">
                <text:p>398</text:p>
              </table:table-cell>
              <table:table-cell office:value-type="float" office:value="0.030108">
                <text:p>0.030108</text:p>
              </table:table-cell>
              <table:table-cell office:value-type="float" office:value="0.006831">
                <text:p>0.0068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8">
                <text:p>398</text:p>
              </table:table-cell>
              <table:table-cell office:value-type="float" office:value="0.041728">
                <text:p>0.041728</text:p>
              </table:table-cell>
              <table:table-cell office:value-type="float" office:value="0.004963">
                <text:p>0.0049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7">
                <text:p>397</text:p>
              </table:table-cell>
              <table:table-cell office:value-type="float" office:value="0.011794">
                <text:p>0.011794</text:p>
              </table:table-cell>
              <table:table-cell office:value-type="float" office:value="0.006491">
                <text:p>0.0064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7">
                <text:p>397</text:p>
              </table:table-cell>
              <table:table-cell office:value-type="float" office:value="0.013786">
                <text:p>0.013786</text:p>
              </table:table-cell>
              <table:table-cell office:value-type="float" office:value="0.006062">
                <text:p>0.0060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8">
                <text:p>398</text:p>
              </table:table-cell>
              <table:table-cell office:value-type="float" office:value="0.033249">
                <text:p>0.033249</text:p>
              </table:table-cell>
              <table:table-cell office:value-type="float" office:value="0.005026">
                <text:p>0.0050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8">
                <text:p>398</text:p>
              </table:table-cell>
              <table:table-cell office:value-type="float" office:value="0.008905">
                <text:p>0.008905</text:p>
              </table:table-cell>
              <table:table-cell office:value-type="float" office:value="0.006331">
                <text:p>0.0063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9">
                <text:p>399</text:p>
              </table:table-cell>
              <table:table-cell office:value-type="float" office:value="0.017433">
                <text:p>0.017433</text:p>
              </table:table-cell>
              <table:table-cell office:value-type="float" office:value="0.006922">
                <text:p>0.0069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9">
                <text:p>399</text:p>
              </table:table-cell>
              <table:table-cell office:value-type="float" office:value="0.028947">
                <text:p>0.028947</text:p>
              </table:table-cell>
              <table:table-cell office:value-type="float" office:value="0.005742">
                <text:p>0.0057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9">
                <text:p>399</text:p>
              </table:table-cell>
              <table:table-cell office:value-type="float" office:value="0.025186">
                <text:p>0.025186</text:p>
              </table:table-cell>
              <table:table-cell office:value-type="float" office:value="0.007768">
                <text:p>0.0077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